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3.2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blems that need to be revised</text:p>
          </table:table-cell>
          <table:table-cell table:style-name="ce1" office:value-type="string" calcext:value-type="string">
            <text:p>Difficulty faced</text:p>
          </table:table-cell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Unable to solve it in the given runtime</text:p>
          </table:table-cell>
          <table:table-cell office:value-type="string" calcext:value-type="string">
            <text:p>Start from the back and compare only two number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idn’t get the idea</text:p>
          </table:table-cell>
          <table:table-cell office:value-type="string" calcext:value-type="string">
            <text:p>Take two counter, initiate to 0 and use while loop. Lastly check pointer s &gt;= len(s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sn’t able to solve without split/ strip</text:p>
          </table:table-cell>
          <table:table-cell office:value-type="string" calcext:value-type="string">
            <text:p>Keep two conditions in while loop; space and character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 table:number-rows-repeated="3">
          <table:table-cell table:style-name="ce3" table:number-columns-repeated="3"/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23:25.601124606</meta:creation-date>
    <dc:date>2025-02-07T16:26:57.849424825</dc:date>
    <meta:editing-duration>P1DT18H40M39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